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cbae" officeooo:paragraph-rsid="000ecbae"/>
    </style:style>
    <style:style style:name="P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ecbae" officeooo:paragraph-rsid="000ecba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33c9d9" officeooo:paragraph-rsid="000ecba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3c9d9" officeooo:paragraph-rsid="000ecba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33c9d9" officeooo:paragraph-rsid="000f84d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tyle="normal" fo:font-weight="bold" officeooo:rsid="000f9dca" officeooo:paragraph-rsid="000f9dca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15d" style:font-weight-asian="normal" style:font-weight-complex="normal"/>
    </style:style>
    <style:style style:name="T3" style:family="text">
      <style:text-properties fo:font-weight="normal" officeooo:rsid="000f84d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nver Tech Interview Questions To Do List</text:p>
      <text:p text:style-name="P1"/>
      <text:p text:style-name="P5"><text:span text:style-name="T3"><text:tab/>Finish Algorithms: Binary Search page</text:span></text:p>
      <text:p text:style-name="P3"/>
      <text:p text:style-name="P3"><text:tab/>Add a question re: compare and contrast Prototype with the Factory pattern.</text:p>
      <text:p text:style-name="P3"/>
      <text:p text:style-name="P4"><text:span text:style-name="T1"><text:tab/></text:span><text:span text:style-name="T2">Create Design: Systems: Dependency Injection</text:span></text:p>
      <text:p text:style-name="P4"><text:span text:style-name="T2"/></text:p>
      <text:p text:style-name="P4"><text:span text:style-name="T3"><text:tab/>add problems to reverse a word, reverse a sentence, and determine if all chars in set A are in set B.</text:span></text:p>
      <text:p text:style-name="P4"><text:span text:style-name="T3"/></text:p>
      <text:p text:style-name="P6"><text:span text:style-name="T3">C</text:span><text:span text:style-name="T1">reate title page, and table of contents.</text:span></text:p>
      <text:p text:style-name="P6"><text:span text:style-name="T1"/></text:p>
      <text:p text:style-name="P6"><text:span text:style-name="T1">Use inversoft contribution, create section on 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1:33:52.003000000</meta:creation-date>
    <dc:date>2017-05-13T10:46:35.788000000</dc:date>
    <meta:editing-duration>P2DT6H39M38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7" meta:word-count="64" meta:character-count="394" meta:non-whitespace-character-count="333"/>
  </office:meta>
</office:document-meta>
</file>